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64cm" fo:min-width="3.3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5cm" fo:min-width="6.401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cm" fo:min-width="2.2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65cm" fo:min-width="4.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5cm" fo:min-width="3.9cm" fo:wrap-option="wrap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887cm" fo:min-width="5.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78cm" fo:min-width="4.238cm"/>
    </style:style>
    <style:style style:name="gr10" style:family="graphic" style:parent-style-name="standard">
      <style:graphic-properties draw:fill-color="#ffffff" draw:textarea-horizontal-align="left" draw:textarea-vertical-align="top" draw:auto-grow-height="false" fo:min-height="5.35cm" fo:min-width="7.1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tyle="normal" style:font-style-asian="normal" style:font-style-complex="normal"/>
    </style:style>
    <style:style style:name="P4" style:family="paragraph">
      <loext:graphic-properties draw:fill-color="#ffffff"/>
      <style:paragraph-properties fo:text-align="center"/>
      <style:text-properties fo:font-style="normal" style:font-style-asian="normal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4" draw:id="id4" draw:layer="layout" svg:width="5.4cm" svg:height="2cm" svg:x="1.7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6.901cm" svg:height="1.6cm" draw:transform="skewX (0.757821961215938) translate (6.514cm 13.6cm)">
          <text:p text:style-name="P3"><text:span text:style-name="T1">P</text:span><text:span text:style-name="T1">o</text:span><text:span text:style-name="T1">b</text:span><text:span text:style-name="T1">i</text:span><text:span text:style-name="T1">e</text:span><text:span text:style-name="T1">r</text:span><text:span text:style-name="T1">z </text:span><text:span text:style-name="T1">li</text:span><text:span text:style-name="T1">c</text:span><text:span text:style-name="T1">z</text:span><text:span text:style-name="T1">b</text:span><text:span text:style-name="T1">ę </text:span><text:span text:style-name="T1">d</text:span><text:span text:style-name="T1">o </text:span><text:span text:style-name="T1">z</text:span><text:span text:style-name="T1">m</text:span><text:span text:style-name="T1">i</text:span><text:span text:style-name="T1">e</text:span><text:span text:style-name="T1">n</text:span><text:span text:style-name="T1">n</text:span><text:span text:style-name="T1">e</text:span><text:span text:style-name="T1">j </text:span><text:span text:style-name="T1">li</text:span><text:span text:style-name="T1">c</text:span><text:span text:style-name="T1">z</text:span><text:span text:style-name="T1">b</text:span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.7cm" svg:y1="6.85cm" svg:x2="5.45cm" svg:y2="8.9cm" draw:start-shape="id1" draw:end-shape="id2" draw:end-glue-point="4" svg:d="M5700 6850l-250 2050" svg:viewBox="0 0 251 2051">
          <text:p/>
        </draw:connector>
        <draw:custom-shape draw:style-name="gr4" draw:text-style-name="P2" xml:id="id2" draw:id="id2" draw:layer="layout" svg:width="5.5cm" svg:height="3.5cm" svg:x="2.7cm" svg:y="8.9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" draw:id="id1" draw:layer="layout" svg:width="5cm" svg:height="1.9cm" svg:x="5.7cm" svg:y="5.9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4.4cm" svg:height="1.9cm" svg:x="14.6cm" svg:y="13.5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9cm" svg:y1="14.45cm" svg:x2="10.7cm" svg:y2="6.85cm" draw:start-shape="id3" draw:start-glue-point="1" draw:end-shape="id1" draw:end-glue-point="1" svg:d="M19000 14450h501v-7600h-8801" svg:viewBox="0 0 8802 7601">
          <text:p/>
        </draw:connector>
        <draw:connector draw:style-name="gr3" draw:text-style-name="P5" draw:layer="layout" draw:type="line" svg:x1="4.4cm" svg:y1="3.6cm" svg:x2="8.2cm" svg:y2="5.9cm" draw:start-shape="id4" draw:start-glue-point="8" draw:end-shape="id1" draw:end-glue-point="0" svg:d="M4400 3600l3800 2300" svg:viewBox="0 0 3801 2301">
          <text:p/>
        </draw:connector>
        <draw:connector draw:style-name="gr3" draw:text-style-name="P5" draw:layer="layout" draw:type="line" svg:x1="12.658cm" svg:y1="14.4cm" svg:x2="14.6cm" svg:y2="14.45cm" draw:start-shape="id5" draw:start-glue-point="1" draw:end-shape="id3" draw:end-glue-point="3" svg:d="M12658 14400l1942 50" svg:viewBox="0 0 1943 51">
          <text:p/>
        </draw:connector>
        <draw:custom-shape draw:style-name="gr7" draw:text-style-name="P2" xml:id="id6" draw:id="id6" draw:layer="layout" svg:width="6.3cm" svg:height="2.137cm" draw:transform="skewX (0.657814595076663) translate (4.251cm 17.363cm)">
          <text:p text:style-name="P1">Wyprowadź suma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2.7cm" svg:y1="10.65cm" svg:x2="3.426cm" svg:y2="18.431cm" draw:start-shape="id2" draw:start-glue-point="5" draw:end-shape="id6" draw:end-glue-point="3" svg:d="M2700 10650h-601v7781h1327" svg:viewBox="0 0 1328 7782">
          <text:p text:style-name="P1">NIE</text:p>
        </draw:connector>
        <draw:connector draw:style-name="gr8" draw:text-style-name="P5" draw:layer="layout" svg:x1="8.2cm" svg:y1="10.65cm" svg:x2="9.964cm" svg:y2="13.6cm" draw:start-shape="id2" draw:start-glue-point="7" draw:end-shape="id5" svg:d="M8200 10650h1764v2950" svg:viewBox="0 0 1765 2951">
          <text:p text:style-name="P1">TAK</text:p>
        </draw:connector>
        <draw:custom-shape draw:style-name="gr9" draw:text-style-name="P2" xml:id="id7" draw:id="id7" draw:layer="layout" svg:width="6.7cm" svg:height="2.3cm" svg:x="11.1cm" svg:y="20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9.726cm" svg:y1="18.431cm" svg:x2="14.45cm" svg:y2="20.4cm" draw:start-shape="id6" draw:start-glue-point="1" draw:end-shape="id7" draw:end-glue-point="4" svg:d="M9726 18431l4724 1969" svg:viewBox="0 0 4725 1970">
          <text:p/>
        </draw:connector>
        <draw:custom-shape draw:style-name="gr10" draw:text-style-name="P2" draw:layer="layout" svg:width="7.6cm" svg:height="5.6cm" svg:x="12.1cm" svg:y="1.4cm">
          <text:p text:style-name="P6">Program pobiera liczby od użytkownika do momentu, kiedy ich suma przekroczy 75. Na koniec wyprowadzana jest suma podanych liczb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14:51.789158991</meta:creation-date>
    <dc:date>2018-09-27T07:46:22.908792626</dc:date>
    <meta:editing-duration>PT10M8S</meta:editing-duration>
    <meta:editing-cycles>3</meta:editing-cycles>
    <meta:generator>LibreOffice/6.0.6.2$Linux_X86_64 LibreOffice_project/00m0$Build-2</meta:generator>
    <meta:document-statistic meta:object-count="15"/>
  </office:meta>
</office:document-meta>
</file>